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571in"/>
    </style:style>
    <style:style style:name="co11" style:family="table-column">
      <style:table-column-properties fo:break-before="auto" style:column-width="2.111in"/>
    </style:style>
    <style:style style:name="co12" style:family="table-column">
      <style:table-column-properties fo:break-before="auto" style:column-width="2.0783in"/>
    </style:style>
    <style:style style:name="co13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1.3709in"/>
    </style:style>
    <style:style style:name="co15" style:family="table-column">
      <style:table-column-properties fo:break-before="auto" style:column-width="1.0882in"/>
    </style:style>
    <style:style style:name="co16" style:family="table-column">
      <style:table-column-properties fo:break-before="auto" style:column-width="1.1319in"/>
    </style:style>
    <style:style style:name="co17" style:family="table-column">
      <style:table-column-properties fo:break-before="auto" style:column-width="6.5957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9043in"/>
    </style:style>
    <style:style style:name="co20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5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8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4"/>
        <table:table-column table:style-name="co18" table:default-cell-style-name="ce5"/>
        <table:table-column table:style-name="co18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3438.05" calcext:value-type="float">
            <text:p>3,438.05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11147.58" calcext:value-type="float">
            <text:p>11,147.58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267258.58" calcext:value-type="float">
            <text:p>267,258.58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18744.71" calcext:value-type="float">
            <text:p>18,744.71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20713.37" calcext:value-type="float">
            <text:p>20,713.37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13090.48" calcext:value-type="float">
            <text:p>13,090.48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19651.79" calcext:value-type="float">
            <text:p>19,651.79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4427.36" calcext:value-type="float">
            <text:p>4,427.36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604.82" calcext:value-type="float">
            <text:p>1,604.82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10747.8" calcext:value-type="float">
            <text:p>10,747.80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22376.21" calcext:value-type="float">
            <text:p>22,376.21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32409.93" calcext:value-type="float">
            <text:p>32,409.93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450536.52" calcext:value-type="float">
            <text:p>450,536.52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65690.61" calcext:value-type="float">
            <text:p>65,690.61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12885.25" calcext:value-type="float">
            <text:p>12,885.25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49230.62" calcext:value-type="float">
            <text:p>49,230.62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19752.6" calcext:value-type="float">
            <text:p>19,752.60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1604.18" calcext:value-type="float">
            <text:p>11,604.18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58543.25" calcext:value-type="float">
            <text:p>58,543.25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4022.82" calcext:value-type="float">
            <text:p>4,022.82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70083.46" calcext:value-type="float">
            <text:p>70,083.46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19463.67" calcext:value-type="float">
            <text:p>19,463.67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1452.01" calcext:value-type="float">
            <text:p>1,452.01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25310.43" calcext:value-type="float">
            <text:p>25,310.43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24664.09" calcext:value-type="float">
            <text:p>24,664.09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8183.25" calcext:value-type="float">
            <text:p>8,183.25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53361.37" calcext:value-type="float">
            <text:p>53,361.37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41550.86" calcext:value-type="float">
            <text:p>41,550.86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245286.98" calcext:value-type="float">
            <text:p>245,286.98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22812.54" calcext:value-type="float">
            <text:p>22,812.54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30795.42" calcext:value-type="float">
            <text:p>30,795.42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41282.2" calcext:value-type="float">
            <text:p>41,282.20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15146.11" calcext:value-type="float">
            <text:p>15,146.11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33386.34" calcext:value-type="float">
            <text:p>33,386.34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3628.84" calcext:value-type="float">
            <text:p>3,628.84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6661.88" calcext:value-type="float">
            <text:p>6,661.88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66574.89" calcext:value-type="float">
            <text:p>166,574.89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114566.64" calcext:value-type="float">
            <text:p>114,566.64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2970.37" calcext:value-type="float">
            <text:p>2,970.37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7136.91" calcext:value-type="float">
            <text:p>7,136.91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869.88" calcext:value-type="float">
            <text:p>1,869.88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25301.74" calcext:value-type="float">
            <text:p>25,301.74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8933.39" calcext:value-type="float">
            <text:p>8,933.39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5840.74" calcext:value-type="float">
            <text:p>5,840.74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 table:number-rows-repeated="86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8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1-31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ENERO 2014" calcext:value-type="string">
            <text:p>PROVISION ANTIGUEDAD PRESTACIONES SOCIALES DIARIA EN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4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1-31','---','-------------------------','PROVISION ANTIGUEDAD PRESTACIONES SOCIALES DIARIA ENERO 2014',1,'-','----------','----------',0,0,0,0,'--','SIGESP');" calcext:value-type="string">
            <text:p>INSERT INTO sigesp_cmp VALUES('0001','SCGCMP','0','2014-01-31','---','-------------------------','PROVISION ANTIGUEDAD PRESTACIONES SOCIALES DIARIA ENER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6:21:23.3721255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6:22:26.698231255</dc:date>
    <dc:creator>Juan Plablo</dc:creator>
    <meta:editing-duration>PT4H36S</meta:editing-duration>
    <meta:editing-cycles>31</meta:editing-cycles>
    <meta:generator>LibreOffice/4.1.4.2$Linux_X86_64 LibreOffice_project/410m0$Build-2</meta:generator>
    <meta:document-statistic meta:table-count="2" meta:cell-count="720" meta:object-count="0"/>
  </office:meta>
</office:document-meta>
</file>